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3cm"/>
    </style:style>
    <style:style style:name="gr2" style:family="graphic" style:parent-style-name="standard">
      <style:graphic-properties draw:fill="solid" draw:fill-color="#ffe83a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solid" draw:fill-color="#94bd5e" draw:textarea-horizontal-align="center" draw:textarea-vertical-align="middle"/>
    </style:style>
    <style:style style:name="gr6" style:family="graphic" style:parent-style-name="standard">
      <style:graphic-properties draw:fill-color="#99ccff" draw:textarea-horizontal-align="center" draw:textarea-vertical-align="middle"/>
    </style:style>
    <style:style style:name="gr7" style:family="graphic" style:parent-style-name="standard">
      <style:graphic-properties draw:fill-color="#94bd5e" draw:textarea-horizontal-align="center" draw:textarea-vertical-align="middle"/>
    </style:style>
    <style:style style:name="gr8" style:family="graphic" style:parent-style-name="standard">
      <style:graphic-properties draw:fill="solid" draw:fill-color="#ffe83a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0.5pt" fo:font-weight="bold"/>
    </style:style>
    <style:style style:name="P5" style:family="paragraph">
      <style:paragraph-properties fo:text-align="center"/>
      <style:text-properties fo:font-family="Verdana" style:font-family-generic="swiss" style:font-pitch="variable" fo:font-size="11pt" fo:font-weight="bold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9pt"/>
    </style:style>
    <style:style style:name="T2" style:family="text">
      <style:text-properties fo:font-family="Verdana" style:font-family-generic="swiss" style:font-pitch="variable" fo:font-size="10pt" fo:font-weight="bold"/>
    </style:style>
    <style:style style:name="T3" style:family="text">
      <style:text-properties fo:font-size="10pt" fo:font-weight="bold"/>
    </style:style>
    <style:style style:name="T4" style:family="text">
      <style:text-properties fo:font-family="Verdana" style:font-family-generic="swiss" style:font-pitch="variable" fo:font-size="10.5pt" fo:font-weight="bold"/>
    </style:style>
    <style:style style:name="T5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539cm" svg:height="1.403cm" svg:x="11.782cm" svg:y="0.69cm">
          <draw:text-box>
            <text:p text:style-name="P1">Pandora SNMP Console</text:p>
            <text:p text:style-name="P1"><text:span text:style-name="T1"><text:s text:c="83"/></text:span><text:span text:style-name="T1">2006 Feb 13</text:span></text:p>
          </draw:text-box>
        </draw:frame>
        <draw:ellipse draw:style-name="gr2" draw:text-style-name="P2" draw:id="id1" draw:layer="layout" svg:width="3.101cm" svg:height="1.695cm" svg:x="1.571cm" svg:y="4.529cm">
          <text:p text:style-name="P2"><text:span text:style-name="T2">pandora_init</text:span></text:p>
        </draw:ellipse>
        <draw:ellipse draw:style-name="gr2" draw:text-style-name="P2" draw:id="id2" draw:layer="layout" svg:width="4.215cm" svg:height="1.695cm" svg:x="1.428cm" svg:y="7.141cm">
          <text:p text:style-name="P2"><text:span text:style-name="T3">pandora_loadconfig</text:span></text:p>
        </draw:ellipse>
        <draw:connector draw:style-name="gr3" draw:text-style-name="P3" draw:layer="layout" draw:type="curve" svg:x1="1.571cm" svg:y1="5.376cm" svg:x2="1.428cm" svg:y2="7.988cm" draw:start-shape="id1" draw:start-glue-point="3" draw:end-shape="id2" draw:end-glue-point="3">
          <text:p text:style-name="P1"/>
        </draw:connector>
        <draw:ellipse draw:style-name="gr4" draw:text-style-name="P4" draw:id="id3" draw:layer="layout" svg:width="4.57cm" svg:height="1.695cm" svg:x="0.854cm" svg:y="9.581cm">
          <text:p text:style-name="P4"><text:span text:style-name="T4">pandora_snmptrapd</text:span></text:p>
        </draw:ellipse>
        <draw:ellipse draw:style-name="gr5" draw:text-style-name="P2" draw:id="id4" draw:layer="layout" svg:width="5.926cm" svg:height="1.529cm" svg:x="0.689cm" svg:y="13.311cm">
          <text:p text:style-name="P2"><text:span text:style-name="T2">pandora_serverkeepaliver</text:span></text:p>
        </draw:ellipse>
        <draw:connector draw:style-name="gr3" draw:text-style-name="P3" draw:layer="layout" draw:type="curve" svg:x1="5.643cm" svg:y1="7.988cm" svg:x2="5.424cm" svg:y2="10.428cm" draw:start-shape="id2" draw:start-glue-point="1" draw:end-shape="id3" draw:end-glue-point="1">
          <text:p text:style-name="P1"/>
        </draw:connector>
        <draw:connector draw:style-name="gr3" draw:text-style-name="P3" draw:layer="layout" draw:type="curve" svg:x1="3.139cm" svg:y1="11.276cm" svg:x2="3.652cm" svg:y2="13.311cm" draw:start-shape="id3" draw:start-glue-point="2" draw:end-shape="id4">
          <text:p text:style-name="P1"/>
        </draw:connector>
        <draw:ellipse draw:style-name="gr4" draw:text-style-name="P2" draw:id="id5" draw:layer="layout" svg:width="5.095cm" svg:height="1.695cm" svg:x="5.874cm" svg:y="10.99cm">
          <text:p text:style-name="P2"><text:span text:style-name="T2">calcula_alerta_snmp</text:span></text:p>
        </draw:ellipse>
        <draw:ellipse draw:style-name="gr5" draw:text-style-name="P2" draw:id="id6" draw:layer="layout" svg:width="3.887cm" svg:height="1.529cm" svg:x="7.031cm" svg:y="13.949cm">
          <text:p text:style-name="P2"><text:span text:style-name="T2">execute_alert</text:span></text:p>
        </draw:ellipse>
        <draw:connector draw:style-name="gr3" draw:text-style-name="P3" draw:layer="layout" draw:type="curve" svg:x1="8.421cm" svg:y1="12.685cm" svg:x2="8.974cm" svg:y2="13.949cm" draw:start-shape="id5" draw:end-shape="id6">
          <text:p text:style-name="P1"/>
        </draw:connector>
        <draw:connector draw:style-name="gr3" draw:text-style-name="P3" draw:layer="layout" draw:type="curve" svg:x1="3.139cm" svg:y1="11.276cm" svg:x2="5.874cm" svg:y2="11.837cm" draw:start-shape="id3" draw:end-shape="id5" draw:end-glue-point="3">
          <text:p text:style-name="P1"/>
        </draw:connector>
        <draw:rect draw:style-name="gr6" draw:text-style-name="P5" draw:layer="layout" svg:width="0.555cm" svg:height="0.476cm" svg:x="14.87cm" svg:y="2.958cm">
          <text:p text:style-name="P1"/>
        </draw:rect>
        <draw:rect draw:style-name="gr7" draw:text-style-name="P5" draw:layer="layout" svg:width="0.555cm" svg:height="0.476cm" svg:x="14.87cm" svg:y="3.958cm">
          <text:p text:style-name="P1"/>
        </draw:rect>
        <draw:rect draw:style-name="gr8" draw:text-style-name="P5" draw:layer="layout" svg:width="0.555cm" svg:height="0.476cm" svg:x="14.87cm" svg:y="4.982cm">
          <text:p text:style-name="P1"/>
        </draw:rect>
        <draw:frame draw:style-name="gr9" draw:text-style-name="P6" draw:layer="layout" svg:width="3.5cm" svg:height="0.5cm" svg:x="15.87cm" svg:y="2.958cm">
          <draw:text-box>
            <text:p text:style-name="P1"><text:span text:style-name="T5">Program code</text:span></text:p>
          </draw:text-box>
        </draw:frame>
        <draw:frame draw:style-name="gr9" draw:text-style-name="P6" draw:layer="layout" svg:width="3.5cm" svg:height="0.5cm" svg:x="15.87cm" svg:y="3.958cm">
          <draw:text-box>
            <text:p text:style-name="P1"><text:span text:style-name="T5">DB Module</text:span></text:p>
          </draw:text-box>
        </draw:frame>
        <draw:frame draw:style-name="gr9" draw:text-style-name="P6" draw:layer="layout" svg:width="4cm" svg:height="0.5cm" svg:x="15.87cm" svg:y="4.958cm">
          <draw:text-box>
            <text:p text:style-name="P1"><text:span text:style-name="T5">Tool/Config mod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313cm" fo:margin-bottom="0.53cm" fo:margin-left="0.347cm" fo:margin-right="0.352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2-13T18:05:38</meta:creation-date>
    <dc:creator>Sancho Lerena</dc:creator>
    <dc:date>2006-03-01T07:54:58</dc:date>
    <dc:language>en-US</dc:language>
    <meta:editing-cycles>4</meta:editing-cycles>
    <meta:editing-duration>PT6M35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